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background-color="#00ffff" style:font-size-asian="10.5pt" style:font-size-complex="12pt"/>
    </style:style>
    <style:style style:name="T3" style:family="text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background-color="#00ffff"/>
    </style:style>
    <style:style style:name="T5" style:family="text">
      <style:text-properties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background-color="transparent"/>
    </style:style>
    <style:style style:name="T7" style:family="text">
      <style:text-properties fo:font-weight="normal" fo:background-color="#00fff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xy esiee</text:p>
          </table:table-cell>
        </table:table-row>
      </table:table>
      <text:p text:style-name="P1"/>
      <text:p text:style-name="P1"/>
      <text:list xml:id="list14861978421" text:style-name="L1">
        <text:list-header>
          <text:p text:style-name="P7">Configuration du proxy pour GIT</text:p>
          <text:p text:style-name="P8"/>
        </text:list-header>
      </text:list>
      <text:p text:style-name="P3">Dans un terminal exécutez la commande :</text:p>
      <text:p text:style-name="P3"/>
      <text:p text:style-name="P6">git config --global http.proxy http://cache.esiee.fr:3128</text:p>
      <text:p text:style-name="P4"><text:tab/><text:tab/><text:tab/></text:p>
      <text:p text:style-name="P4"><text:tab/></text:p>
      <text:list xml:id="list307094442" text:continue-numbering="true" text:style-name="L1">
        <text:list-header>
          <text:p text:style-name="P7">Configuration de l'utilisateur GIT</text:p>
        </text:list-header>
      </text:list>
      <text:p text:style-name="P4"><text:tab/><text:tab/></text:p>
      <text:p text:style-name="P6">git config --global user.name j.dupont</text:p>
      <text:p text:style-name="P6">git config --global user.email jean.dupont@mail.fr</text:p>
      <text:p text:style-name="P4"/>
      <text:p text:style-name="P4">Attention : remplacer j.dupont par vos identifiant, de même pour l'adresse mail</text:p>
      <text:p text:style-name="P4"/>
      <text:p text:style-name="P4"/>
      <text:list xml:id="list1710927490" text:continue-numbering="true" text:style-name="L1">
        <text:list-header>
          <text:p text:style-name="P7">Configuration du proxy pour maven</text:p>
        </text:list-header>
      </text:list>
      <text:p text:style-name="P4"/>
      <text:list xml:id="list1801011631" text:continue-numbering="true" text:style-name="L1">
        <text:list-item>
          <text:p text:style-name="P8">Démarrer Artifactory (si ce n'est pas encore fait) et afficher <text:s/>la console via Firefox</text:p>
          <text:p text:style-name="P8"/>
        </text:list-item>
        <text:list-item>
          <text:p text:style-name="P13"><text:span text:style-name="T1">En haut à droite, s'authentifier avec l'utilisateur : </text:span><text:span text:style-name="T2">admin</text:span><text:span text:style-name="T1"> et le mot de pass : </text:span><text:span text:style-name="T2">password</text:span></text:p>
          <text:p text:style-name="P9"/>
        </text:list-item>
        <text:list-item>
          <text:p text:style-name="P10">Se positionner dans l'onglet « Admin », puis cliquer à gauche sur « Proxies »</text:p>
          <text:p text:style-name="P10"/>
        </text:list-item>
        <text:list-item>
          <text:p text:style-name="P10">Ajouter un nouveau proxy (faire « New » à gauche), puis renseigner les valeurs ci-dessous :</text:p>
        </text:list-item>
      </text:list>
      <text:list xml:id="list1195770942" text:style-name="L2">
        <text:list-item>
          <text:list>
            <text:list-item>
              <text:list>
                <text:list-item>
                  <text:p text:style-name="P11"><text:span text:style-name="T4">Cocher</text:span> « System Default » (Faire OK lorsque la boite de dialogue s'affichera)</text:p>
                </text:list-item>
                <text:list-item>
                  <text:p text:style-name="P11">Proxy Key : <text:span text:style-name="T4">proxy_esiee</text:span></text:p>
                </text:list-item>
                <text:list-item>
                  <text:p text:style-name="P11">Host : <text:span text:style-name="T4">cache.esiee.fr</text:span></text:p>
                </text:list-item>
                <text:list-item>
                  <text:p text:style-name="P11">Port : <text:span text:style-name="T4">3128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764652739" text:continue-list="list1801011631" text:style-name="L1">
        <text:list-header>
          <text:p text:style-name="P7">Configuration d'eclipse</text:p>
        </text:list-header>
      </text:list>
      <text:p text:style-name="P2"/>
      <text:p text:style-name="P3">Dans le workspace du projet (faire c<text:span text:style-name="T6">d</text:span><text:span text:style-name="T3"> $</text:span><text:span text:style-name="T5">WORKSAPCE_DIR/tp2/esieeDesigner</text:span>) , exécuter la commande :</text:p>
      <text:p text:style-name="P3"/>
      <text:p text:style-name="P6">mvn eclipse: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0-11T15:54:37</meta:creation-date>
    <dc:date>2016-11-06T16:00:33</dc:date>
    <dc:creator>etudiant </dc:creator>
    <meta:editing-duration>PT9M38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23" meta:word-count="162" meta:character-count="1004" meta:non-whitespace-character-count="864"/>
  </office:meta>
</office:document-meta>
</file>